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2mm"/>
    </style:style>
    <style:style style:name="co2" style:family="table-column">
      <style:table-column-properties fo:break-before="auto" style:column-width="47.77mm"/>
    </style:style>
    <style:style style:name="co3" style:family="table-column">
      <style:table-column-properties fo:break-before="auto" style:column-width="47.52mm"/>
    </style:style>
    <style:style style:name="co4" style:family="table-column">
      <style:table-column-properties fo:break-before="auto" style:column-width="84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rnal Functions in IDM8.0S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atcher Engine</text:p>
          </table:table-cell>
          <table:table-cell table:style-name="ce1" office:value-type="string" calcext:value-type="string">
            <text:p>Status Implementation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ddAuditInfo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App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ApplyPend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heckMembershi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hecksumFile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Both MD5 and SHA-1 are considered insec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CkSum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Compare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DESDe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DES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ncryp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t the moment only Keys.ini key sto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Ms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rites to JAVA AS log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ExpandStr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ingerPri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From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From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eratePasswor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nHash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pprover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ttrsOfTy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Audit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Change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stan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ntextVa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Delta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ntry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Err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ErrorInfo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GetGeneralizedTimeZ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Date() objects and methods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global vari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GU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DSto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ckageTaskI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PassDocumentati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assSubj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re are no 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ProvisionUs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auditid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PackageI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repository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ID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imple to implement, but superflu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TaskNam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TaskRoo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G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job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GetWarnCou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HexToBy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HTMLEUnescap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c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nfo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nt8To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Approva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ompar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Crea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Delet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Error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GetValu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LinkEntri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nGetValue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PrivReconc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pair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ResolveDynamicGrou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Rever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Approva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Dirt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etValu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_sGet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sGetValu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S_Touc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sRunning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KillFil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DAPGetDN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DAPGetEntry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caleToSap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LookupCl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Create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D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Open</text:p>
          </table:table-cell>
          <table:table-cell table:number-columns-repeated="2"/>
          <table:table-cell office:value-type="string" calcext:value-type="string">
            <text:p>Requires MS Access and Windows Engine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ookupSe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D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ecure/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MGetContext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ewEnt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rovis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utIni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formatDat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placeBin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lace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epositoryConfi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positoryStatus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esetDelt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solveDGMembersh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Ad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etryPrivilegeRemov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unJobNow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apLang1ToLangu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ang1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pLanguageToLoca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lec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ndSMTPMessag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ndSNMPTrap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tContextVar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No context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Exit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tGlobal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JobToErro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Repository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tUserV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A1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hell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hellRead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ki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lee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plit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uld require writing 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trConv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appropriate Javascript function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Base64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BinFile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oFi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FIle API inst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oHex</text:p>
          </table:table-cell>
          <table:table-cell office:value-type="string" calcext:value-type="string">
            <text:p>Ja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Warn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1:08:32.828000000</meta:creation-date>
    <dc:date>2017-06-30T12:04:18.629000000</dc:date>
    <meta:editing-duration>PT45M34S</meta:editing-duration>
    <meta:editing-cycles>12</meta:editing-cycles>
    <meta:generator>LibreOffice/5.3.3.2$Windows_X86_64 LibreOffice_project/3d9a8b4b4e538a85e0782bd6c2d430bafe583448</meta:generator>
    <meta:document-statistic meta:table-count="1" meta:cell-count="382" meta:object-count="0"/>
  </office:meta>
</office:document-meta>
</file>